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0.482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2.344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2.588cm"/>
    </style:style>
    <style:style style:name="co8" style:family="table-column">
      <style:table-column-properties fo:break-before="auto" style:column-width="11.32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fo:background-color="#000000"/>
      <style:text-properties fo:font-size="10pt" fo:font-weight="bold"/>
    </style:style>
    <style:style style:name="ce4" style:family="table-cell" style:parent-style-name="Default">
      <style:text-properties fo:font-size="10pt"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ize="1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/>
    </style:style>
    <style:style style:name="ce8" style:family="table-cell" style:parent-style-name="Default">
      <style:table-cell-properties fo:background-color="#ffcc99"/>
      <style:text-properties fo:font-weight="normal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start" fo:margin-left="0cm"/>
      <style:text-properties fo:font-weight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/>
    </style:style>
    <style:style style:name="ce13" style:family="table-cell" style:parent-style-name="Default">
      <style:table-cell-properties fo:background-color="#000000"/>
    </style:style>
  </office:automatic-styles>
  <office:body>
    <office:spreadsheet>
      <table:table table:name="Group" table:style-name="ta1" table:print="false">
        <office:forms form:automatic-focus="false" form:apply-design-mode="false"/>
        <table:table-column table:style-name="co1" table:number-columns-repeated="9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9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3" office:value-type="string">
            <text:p>Int Index</text:p>
          </table:table-cell>
          <table:table-cell table:style-name="ce7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7" office:value-type="string">
            <text:p>Title</text:p>
          </table:table-cell>
          <table:table-cell table:style-name="ce7" office:value-type="string">
            <text:p>Short Title</text:p>
          </table:table-cell>
          <table:table-cell table:style-name="ce7" office:value-type="string">
            <text:p>Description</text:p>
          </table:table-cell>
          <table:table-cell table:style-name="ce1" table:number-columns-repeated="237"/>
          <table:table-cell table:style-name="ce13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y_test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y_test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6"/>
          <table:table-cell office:value-type="string">
            <text:p>my_tes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4"/>
          <table:table-cell table:number-columns-repeated="2"/>
          <table:table-cell table:style-name="ce10" table:number-columns-repeated="2"/>
          <table:table-cell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3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10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1953">
          <table:table-cell table:number-columns-repeated="11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354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ite" table:style-name="ta1" table:print="false">
        <office:forms form:automatic-focus="false" form:apply-design-mode="false"/>
        <table:table-column table:style-name="co1" table:number-columns-repeated="9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9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3" office:value-type="string">
            <text:p>Int Index</text:p>
          </table:table-cell>
          <table:table-cell table:style-name="ce7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7" office:value-type="string">
            <text:p>Title</text:p>
          </table:table-cell>
          <table:table-cell table:style-name="ce7" office:value-type="string">
            <text:p>Short Title</text:p>
          </table:table-cell>
          <table:table-cell table:style-name="ce7" office:value-type="string">
            <text:p>Description</text:p>
          </table:table-cell>
          <table:table-cell table:style-name="ce1" table:number-columns-repeated="237"/>
          <table:table-cell table:style-name="ce13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y_test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y_test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6"/>
          <table:table-cell office:value-type="string">
            <text:p>my_tes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4"/>
          <table:table-cell table:number-columns-repeated="2"/>
          <table:table-cell table:style-name="ce10" table:number-columns-repeated="2"/>
          <table:table-cell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3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10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1953">
          <table:table-cell table:number-columns-repeated="11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354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unction" table:style-name="ta1" table:print="false">
        <office:forms form:automatic-focus="false" form:apply-design-mode="false"/>
        <table:table-column table:style-name="co1" table:number-columns-repeated="9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9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3" office:value-type="string">
            <text:p>Int Index</text:p>
          </table:table-cell>
          <table:table-cell table:style-name="ce7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7" office:value-type="string">
            <text:p>Title</text:p>
          </table:table-cell>
          <table:table-cell table:style-name="ce7" office:value-type="string">
            <text:p>Short Title</text:p>
          </table:table-cell>
          <table:table-cell table:style-name="ce7" office:value-type="string">
            <text:p>Description</text:p>
          </table:table-cell>
          <table:table-cell table:style-name="ce1" table:number-columns-repeated="237"/>
          <table:table-cell table:style-name="ce13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y_test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y_test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6"/>
          <table:table-cell office:value-type="string">
            <text:p>my_tes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4"/>
          <table:table-cell table:number-columns-repeated="2"/>
          <table:table-cell table:style-name="ce10" table:number-columns-repeated="2"/>
          <table:table-cell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3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10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1953">
          <table:table-cell table:number-columns-repeated="11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354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siness Application" table:style-name="ta1" table:print="false">
        <office:forms form:automatic-focus="false" form:apply-design-mode="false"/>
        <table:table-column table:style-name="co1" table:number-columns-repeated="9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9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3" office:value-type="string">
            <text:p>Int Index</text:p>
          </table:table-cell>
          <table:table-cell table:style-name="ce7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7" office:value-type="string">
            <text:p>Title</text:p>
          </table:table-cell>
          <table:table-cell table:style-name="ce7" office:value-type="string">
            <text:p>Short Title</text:p>
          </table:table-cell>
          <table:table-cell table:style-name="ce7" office:value-type="string">
            <text:p>Description</text:p>
          </table:table-cell>
          <table:table-cell table:style-name="ce1" table:number-columns-repeated="237"/>
          <table:table-cell table:style-name="ce13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y_test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y_test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6"/>
          <table:table-cell office:value-type="string">
            <text:p>my_tes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4"/>
          <table:table-cell table:number-columns-repeated="2"/>
          <table:table-cell table:style-name="ce10" table:number-columns-repeated="2"/>
          <table:table-cell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3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10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1953">
          <table:table-cell table:number-columns-repeated="11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354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Region" table:style-name="ta1" table:print="false">
        <office:forms form:automatic-focus="false" form:apply-design-mode="false"/>
        <table:table-column table:style-name="co1" table:number-columns-repeated="9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9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3" office:value-type="string">
            <text:p>Int Index</text:p>
          </table:table-cell>
          <table:table-cell table:style-name="ce7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7" office:value-type="string">
            <text:p>Title</text:p>
          </table:table-cell>
          <table:table-cell table:style-name="ce7" office:value-type="string">
            <text:p>Short Title</text:p>
          </table:table-cell>
          <table:table-cell table:style-name="ce7" office:value-type="string">
            <text:p>Description</text:p>
          </table:table-cell>
          <table:table-cell table:style-name="ce1" table:number-columns-repeated="237"/>
          <table:table-cell table:style-name="ce13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y_test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y_test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6"/>
          <table:table-cell office:value-type="string">
            <text:p>my_tes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office:value-type="string">
            <text:p>TEST</text:p>
          </table:table-cell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4"/>
          <table:table-cell table:number-columns-repeated="2"/>
          <table:table-cell table:style-name="ce10" table:number-columns-repeated="2"/>
          <table:table-cell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style-name="ce12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style-name="ce11" table:number-columns-repeated="3"/>
          <table:table-cell table:number-columns-repeated="239"/>
        </table:table-row>
        <table:table-row table:style-name="ro1" table:number-rows-repeated="3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10">
          <table:table-cell table:number-columns-repeated="10"/>
          <table:table-cell table:style-name="ce5"/>
          <table:table-cell table:style-name="ce9" table:number-columns-repeated="2"/>
          <table:table-cell table:style-name="ce11"/>
          <table:table-cell/>
          <table:table-cell table:style-name="ce11"/>
          <table:table-cell table:number-columns-repeated="239"/>
        </table:table-row>
        <table:table-row table:style-name="ro1">
          <table:table-cell table:number-columns-repeated="10"/>
          <table:table-cell table:style-name="ce5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1953">
          <table:table-cell table:number-columns-repeated="11"/>
          <table:table-cell table:style-name="ce9" table:number-columns-repeated="2"/>
          <table:table-cell table:number-columns-repeated="2"/>
          <table:table-cell table:style-name="ce11"/>
          <table:table-cell table:number-columns-repeated="239"/>
        </table:table-row>
        <table:table-row table:style-name="ro1" table:number-rows-repeated="33545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frica" table:base-cell-address="$Group.$N$2" table:expression="$#REF !.$O$#REF !"/>
        <table:named-expression table:name="americas" table:base-cell-address="$Group.$N$70" table:expression="$#REF !.$O$25"/>
        <table:named-expression table:name="asia" table:base-cell-address="$Group.$N$134" table:expression="$#REF !.$O$89"/>
        <table:named-expression table:name="europe" table:base-cell-address="$Group.$N$195" table:expression="$#REF !.$O$150"/>
        <table:named-expression table:name="oceania" table:base-cell-address="$Group.$N$256" table:expression="$#REF !.$O$2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Helvetica" fo:language="en" fo:country="GB" style:font-name-asian="Interface User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01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Default Express Standard Categories</dc:title>
    <dc:description>Default categories used in the express project.</dc:description>
    <meta:creation-date>2006-10-13T12:32:52</meta:creation-date>
    <dc:date>2012-01-17T01:14:16</dc:date>
    <dc:language>en-GB</dc:language>
    <meta:editing-cycles>380</meta:editing-cycles>
    <meta:editing-duration>P9DT4H25M49S</meta:editing-duration>
    <meta:document-statistic meta:table-count="5" meta:cell-count="130" meta:object-count="0"/>
    <meta:user-defined meta:name="Info 4"/>
    <meta:user-defined meta:name="Language">en</meta:user-defined>
    <meta:user-defined meta:name="Reference">P-ERP5EX-Standard.Categories</meta:user-defined>
    <meta:user-defined meta:name="Version">004</meta:user-defined>
  </office:meta>
</office:document-meta>
</file>